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5-01-0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4-01-02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3-01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2-01-0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2-01-03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1-01-04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20-01-02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9-01-02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8-01-02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7-01-03 17:24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6-01-02 17:5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5-01-02 17:53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4-01-02 18:57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3-01-02 18:48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2-01-03 19:03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1-01-03 18:23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0-01-02 21:4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10-01-02 19:56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9-01-04 21:00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8-01-03 19:51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7-02-25 20:21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6-01-11 17:14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6-01-04 22:55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5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5-04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5-01-08 17:1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4-10-0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6392" calcext:value-type="float">
            <text:p>33.61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4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4-01-07 20:05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3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3-01-06 16:4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4136" calcext:value-type="float">
            <text:p>30.04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2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2-01-10 16:17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1-10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3344" calcext:value-type="float">
            <text:p>29.8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1-01-09 15:23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2000-01-06 22:50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9-01-05 23:41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8-01-06 20:3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3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1848" calcext:value-type="float">
            <text:p>28.5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7632" calcext:value-type="float">
            <text:p>28.2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552100485901</text:p>
          </table:table-cell>
          <table:table-cell office:value-type="string" calcext:value-type="string">
            <text:p>1984-06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